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AQ: Frequently Asked Questions</text:h>
      <text:h text:style-name="Heading_20_4" text:outline-level="4">Please see online version of FAQ located at: <text:a xlink:type="simple" xlink:href="http://www.clamwin.com/content/category/3/7/27/">http://www.clamwin.com/content/category/3/7/27/</text:a></text:h>
      <text:p text:style-name="Text_20_body"/>
      <text:p text:style-name="Monospac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Monospace" style:family="paragraph" style:parent-style-name="Text_20_body" style:next-style-name="Text_20_body">
      <style:text-properties style:font-name="Courier New" fo:font-size="11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4-04-26T21:53:29</meta:creation-date>
    <dc:creator>Alex Cherney</dc:creator>
    <dc:date>2006-03-28T22:13:53</dc:date>
    <dc:language>en-GB</dc:language>
    <meta:editing-cycles>43</meta:editing-cycles>
    <meta:editing-duration>PT2H24M4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19" meta:character-count="123"/>
  </office:meta>
</office:document-meta>
</file>